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Data Structure Programe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Arrays:</text:span></text:p>
      <text:p text:style-name="P1"><text:span text:style-name="T5"/></text:p>
      <text:p text:style-name="P1"><text:span text:style-name="T6">1.Implement a program to find the sum of elements in an array.</text:span></text:p>
      <text:p text:style-name="P1"><text:span text:style-name="T6">2.Write a program to find the maximum element in an array.</text:span></text:p>
      <text:p text:style-name="P1"><text:span text:style-name="T6">3.Implement an array reversal algorithm.</text:span></text:p>
      <text:p text:style-name="P1"><text:span text:style-name="T6">4.Write a program to find the intersection of two arrays.</text:span></text:p>
      <text:p text:style-name="P1"><text:span text:style-name="T6">5.Implement a program to rotate an array by k positions.</text:span></text:p>
      <text:p text:style-name="P1"><text:span text:style-name="T6">6.Write a program to remove duplicates from a sorted array.</text:span></text:p>
      <text:p text:style-name="P1"><text:span text:style-name="T6">7.Implement a program to merge two sorted arrays.</text:span></text:p>
      <text:p text:style-name="P1"><text:span text:style-name="T7"/></text:p>
      <text:p text:style-name="P1"><text:span text:style-name="T8">Linked Lists:</text:span></text:p>
      <text:p text:style-name="P1"><text:span text:style-name="T9"/></text:p>
      <text:p text:style-name="P1"><text:span text:style-name="T10">1.Create a linked list and perform basic operations (insertion, deletion, traversal).</text:span></text:p>
      <text:p text:style-name="P1"><text:span text:style-name="T10">2.Write a program to find the middle element of a linked list.</text:span></text:p>
      <text:p text:style-name="P1"><text:span text:style-name="T10">3.Implement a linked list reversal algorithm.</text:span></text:p>
      <text:p text:style-name="P1"><text:span text:style-name="T10">4.Write a program to detect a cycle in a linked list.</text:span></text:p>
      <text:p text:style-name="P1"><text:span text:style-name="T10">5.Implement a program to find the intersection point of two linked lists.</text:span></text:p>
      <text:p text:style-name="P1"><text:span text:style-name="T10">6.Write a program to remove duplicates from an unsorted linked list.</text:span></text:p>
      <text:p text:style-name="P1"><text:span text:style-name="T10">7.Implement a program to add two numbers represented by linked lists</text:span><text:span text:style-name="T11">.</text:span></text:p>
      <text:p text:style-name="P1"><text:span text:style-name="T12"/></text:p>
      <text:p text:style-name="P1"><text:span text:style-name="T13">Stacks:</text:span></text:p>
      <text:p text:style-name="P1"><text:span text:style-name="T14"/></text:p>
      <text:p text:style-name="P1"><text:span text:style-name="T15">1.Implement a stack using an array.</text:span></text:p>
      <text:p text:style-name="P1"><text:span text:style-name="T15">2.Write a program to check for balanced parentheses using a stack.</text:span></text:p>
      <text:p text:style-name="P1"><text:span text:style-name="T15">3.Implement a program to convert infix expressions to postfix.</text:span></text:p>
      <text:p text:style-name="P1"><text:span text:style-name="T15">4.Write a program to evaluate a postfix expression.</text:span></text:p>
      <text:p text:style-name="P1"><text:span text:style-name="T15">5.Implement a stack-based algorithm to reverse a string.</text:span></text:p>
      <text:p text:style-name="P1"><text:span text:style-name="T15">6.Write a program to implement the Tower of Hanoi using stacks.</text:span></text:p>
      <text:p text:style-name="P1"><text:span text:style-name="T16"/></text:p>
      <text:p text:style-name="P1"><text:span text:style-name="T17">Queues:</text:span></text:p>
      <text:p text:style-name="P1"><text:span text:style-name="T18"/></text:p>
      <text:p text:style-name="P1"><text:span text:style-name="T19">1.Implement a queue using an array.</text:span></text:p>
      <text:p text:style-name="P1"><text:span text:style-name="T19">2.Write a program to reverse the first k elements of a queue</text:span><text:span text:style-name="T20">.</text:span></text:p>
      <text:p text:style-name="P1"><text:span text:style-name="T21">3.Implement a circular queue.</text:span></text:p>
      <text:p text:style-name="P1"><text:span text:style-name="T21">4.Write a program to generate binary numbers from 1 to n using a queue.</text:span></text:p>
      <text:p text:style-name="P1"><text:span text:style-name="T21">5.Implement a program to design a data structure that supports push, pop, top, and retrieving the minimum element in constant time.</text:span></text:p>
      <text:p text:style-name="P1"><text:span text:style-name="T21">6.Write a program to implement a double-ended queue (Deque).</text:span></text:p>
      <text:p text:style-name="P1"><text:span text:style-name="T22"/></text:p>
      <text:p text:style-name="P1"><text:span text:style-name="T23">Trees:</text:span></text:p>
      <text:p text:style-name="P1"><text:span text:style-name="T24"/></text:p>
      <text:p text:style-name="P1"><text:span text:style-name="T25">1.Implement a program to create and traverse a binary tree.</text:span></text:p>
      <text:p text:style-name="P1"><text:span text:style-name="T25">2.Write a program to find the height of a binary tree.</text:span></text:p>
      <text:p text:style-name="P1"><text:span text:style-name="T25">3.Implement an algorithm to check if a binary tree is balanced.</text:span></text:p>
      <text:p text:style-name="P1"><text:span text:style-name="T25">4.Write a program to perform a level-order traversal of a binary tree.</text:span></text:p>
      <text:p text:style-name="P1"><text:span text:style-name="T25">5.Implement a program to check if two trees are identical.</text:span></text:p>
      <text:p text:style-name="P1"><text:span text:style-name="T25">6.Write a program to find the lowest common ancestor in a binary tree.</text:span></text:p>
      <text:p text:style-name="P1"><text:span text:style-name="T25">7.Implement an algorithm to perform an in-order traversal without recursion.</text:span></text:p>
      <text:p text:style-name="P1"><text:span text:style-name="T26"/></text:p>
      <text:p text:style-name="P1"><text:span text:style-name="T27">Graphs:</text:span></text:p>
      <text:p text:style-name="P1"><text:span text:style-name="T28"/></text:p>
      <text:p text:style-name="P1"><text:span text:style-name="T29">1.Create a graph and perform basic operations (add vertex, add edge, remove vertex, remove edge).</text:span></text:p>
      <text:p text:style-name="P1"><text:span text:style-name="T29">2.Write a program to perform depth-first search (DFS) on a graph.</text:span></text:p>
      <text:p text:style-name="P1"><text:span text:style-name="T29">3.Implement a program to perform breadth-first search (BFS) on a graph.</text:span></text:p>
      <text:p text:style-name="P1"><text:span text:style-name="T29">4.Write a program to find the shortest path in a weighted graph using Dijkstra's algorithm.</text:span></text:p>
      <text:p text:style-name="P1"><text:span text:style-name="T29">5.Implement a program to find the connected components in an undirected graph.</text:span></text:p>
      <text:p text:style-name="P1"><text:span text:style-name="T29">6.Write a program to detect a cycle in a directed graph.</text:span></text:p>
      <text:p text:style-name="P1"><text:span text:style-name="T29">7.Implement an algorithm to check if a graph is bipartite.</text:span></text:p>
      <text:p text:style-name="P1"><text:span text:style-name="T30"/></text:p>
      <text:p text:style-name="P1"><text:span text:style-name="T31">Sorting Algorithms:</text:span></text:p>
      <text:p text:style-name="P1"><text:span text:style-name="T32"/></text:p>
      <text:p text:style-name="P1"><text:span text:style-name="T33">1.Implement the bubble sort algorithm.</text:span></text:p>
      <text:p text:style-name="P1"><text:span text:style-name="T33">2.Write a program to perform selection sort.</text:span></text:p>
      <text:p text:style-name="P1"><text:span text:style-name="T33">3.Implement the insertion sort algorithm.</text:span></text:p>
      <text:p text:style-name="P1"><text:span text:style-name="T33">4.Write a program to perform merge sort.</text:span></text:p>
      <text:p text:style-name="P1"><text:span text:style-name="T33">5.Implement the quicksort algorithm.</text:span></text:p>
      <text:p text:style-name="P1"><text:span text:style-name="T33">6.Write a program to perform heap sort.</text:span><text:span text:style-name="T34"/></text:p>
      <text:p text:style-name="P1"><text:span text:style-name="T35">7.Implement the counting sort algorithm.</text:span></text:p>
      <text:p text:style-name="P1"><text:span text:style-name="T35">8.Write a program to perform radix sort.</text:span></text:p>
      <text:p text:style-name="P1"><text:span text:style-name="T36"/></text:p>
      <text:p text:style-name="P1"><text:span text:style-name="T37">Searching Algorithms:</text:span></text:p>
      <text:p text:style-name="P1"><text:span text:style-name="T38"/></text:p>
      <text:p text:style-name="P1"><text:span text:style-name="T39">1.Implement a linear search algorithm.</text:span></text:p>
      <text:p text:style-name="P1"><text:span text:style-name="T39">2.Write a program to perform binary search on a sorted array.</text:span></text:p>
      <text:p text:style-name="P1"><text:span text:style-name="T39">3.Implement an algorithm to find the first and last occurrences of an element in a sorted array.</text:span></text:p>
      <text:p text:style-name="P1"><text:span text:style-name="T39">4.Write a program to search an element in a rotated sorted array.</text:span></text:p>
      <text:p text:style-name="P1"><text:span text:style-name="T39">5.Implement an interpolation search algorithm.</text:span></text:p>
      <text:p text:style-name="P1"><text:span text:style-name="T39">6.Write a program to perform depth-first search in a binary search tree.</text:span></text:p>
      <text:p text:style-name="P1"><text:span text:style-name="T39">7.Implement a breadth-first search in a binary search tree.</text:span></text:p>
      <text:p text:style-name="P1"><text:span text:style-name="T40"/></text:p>
      <text:p text:style-name="P1"><text:span text:style-name="T41">Hashing:</text:span></text:p>
      <text:p text:style-name="P1"><text:span text:style-name="T42"/></text:p>
      <text:p text:style-name="P1"><text:span text:style-name="T43">1.Implement a hash table with basic operations (insert, delete, search).</text:span></text:p>
      <text:p text:style-name="P1"><text:span text:style-name="T43">2.Write a program to find the first non-repeating character in a string using hashing.</text:span></text:p>
      <text:p text:style-name="P1"><text:span text:style-name="T43">3.Implement a program to detect a cycle in an undirected graph using hashing.</text:span></text:p>
      <text:p text:style-name="P1"><text:span text:style-name="T43">4.Write a program to find the intersection of two arrays using hashing.</text:span></text:p>
      <text:p text:style-name="P1"><text:span text:style-name="T44"/></text:p>
      <text:p text:style-name="P1"><text:span text:style-name="T45">Dynamic Programming:</text:span></text:p>
      <text:p text:style-name="P1"><text:span text:style-name="T46"/></text:p>
      <text:p text:style-name="P1"><text:span text:style-name="T47">1.Implement a program to find the nth Fibonacci number using dynamic programming.</text:span></text:p>
      <text:p text:style-name="P1"><text:span text:style-name="T47">2.Write a program to find the length of the longest increasing subsequence in an array.</text:span></text:p>
      <text:p text:style-name="P1"><text:span text:style-name="T47">3.Implement an algorithm to solve the coin change problem.</text:span></text:p>
      <text:p text:style-name="P1"><text:span text:style-name="T47">4.Write a program to find the longest common subsequence of two strings.</text:span></text:p>
      <text:p text:style-name="P1"><text:span text:style-name="T47">5.Implement an algorithm to find the edit distance between two strings.</text:span></text:p>
      <text:p text:style-name="P1"><text:span text:style-name="T48"/></text:p>
      <text:p text:style-name="P1"><text:span text:style-name="T49">Advanced Data Structures:</text:span></text:p>
      <text:p text:style-name="P1"><text:span text:style-name="T50"/></text:p>
      <text:p text:style-name="P1"><text:span text:style-name="T51">1.Implement a trie data structure.</text:span></text:p>
      <text:p text:style-name="P1"><text:span text:style-name="T51">2.Write a program to implement a suffix array.</text:span></text:p>
      <text:p text:style-name="P1"><text:span text:style-name="T51">3.Implement a program to construct a suffix tree.</text:span></text:p>
      <text:p text:style-name="P1"><text:span text:style-name="T51">4.Write a program to implement a segment tree for range queries.</text:span></text:p>
      <text:p text:style-name="P1"><text:span text:style-name="T51">5.Implement an algorithm to perform range updates in a segment tree.</text:span></text:p>
      <text:p text:style-name="P1"><text:span text:style-name="T52"/></text:p>
      <text:p text:style-name="P1"><text:span text:style-name="T53">Miscellaneous:</text:span></text:p>
      <text:p text:style-name="P1"><text:span text:style-name="T54"/></text:p>
      <text:p text:style-name="P1"><text:span text:style-name="T55">1.Write a program to reverse a sentence without reversing the words.</text:span></text:p>
      <text:p text:style-name="P1"><text:span text:style-name="T55">2.Implement a program to check if a string is a palindrome</text:span><text:span text:style-name="T56">.</text:span></text:p>
      <text:p text:style-name="P1"><text:span text:style-name="T57">3.Write a program to find the majority element in an array.</text:span></text:p>
      <text:p text:style-name="P1"><text:span text:style-name="T57">4.Implement an algorithm to find the kth smallest/largest element in an array.</text:span></text:p>
      <text:p text:style-name="P1"><text:span text:style-name="T57">5.Write a program to implement a circular linked list and perform basic operations</text:span><text:span text:style-name="T58">.</text:span></text:p>
      <text:p text:style-name="P1"><text:span text:style-name="T59"/></text:p>
      <text:p text:style-name="P1"><text:span text:style-name="T60">Application-based:</text:span></text:p>
      <text:p text:style-name="P1"><text:span text:style-name="T61"/></text:p>
      <text:p text:style-name="P1"><text:span text:style-name="T62">1.Implement a program to evaluate a postfix expression using a stack.</text:span></text:p>
      <text:p text:style-name="P1"><text:span text:style-name="T62">2.Write a program to implement a priority queue using a heap.</text:span></text:p>
      <text:p text:style-name="P1"><text:span text:style-name="T62">3.Implement a program to simulate a basic file system using a tree structure.</text:span></text:p>
      <text:p text:style-name="P1"><text:span text:style-name="T62">4.Write a program to find the shortest path in a maze using BFS.</text:span></text:p>
      <text:p text:style-name="P1"><text:span text:style-name="T62">5.Implement an algorithm to detect a cycle in an undirected graph using DFS.</text:span></text:p>
      <text:p text:style-name="P1"><text:span text:style-name="T63"/></text:p>
      <text:p text:style-name="P1"><text:span text:style-name="T64">Graph Algorithms:</text:span></text:p>
      <text:p text:style-name="P1"><text:span text:style-name="T65"/></text:p>
      <text:p text:style-name="P1"><text:span text:style-name="T66">1.Write a program to find the strongly connected components in a directed graph.</text:span></text:p>
      <text:p text:style-name="P1"><text:span text:style-name="T66">2.Implement an algorithm to find the articulation points in an undirected graph.</text:span></text:p>
      <text:p text:style-name="P1"><text:span text:style-name="T66">3.Write a program to perform topological sorting on a directed acyclic graph.</text:span></text:p>
      <text:p text:style-name="P1"><text:span text:style-name="T66">4.Implement an algorithm to find the maximum flow in a network using the Ford-Fulkerson method.</text:span></text:p>
      <text:p text:style-name="P1"><text:span text:style-name="T67"/></text:p>
      <text:p text:style-name="P1"><text:span text:style-name="T68">Trie Applications:</text:span></text:p>
      <text:p text:style-name="P1"><text:span text:style-name="T69"/></text:p>
      <text:p text:style-name="P1"><text:span text:style-name="T70">1.Write a program to implement autocomplete using a trie.</text:span></text:p>
      <text:p text:style-name="P1"><text:span text:style-name="T70">2.Implement a spell-checker using a trie.</text:span></text:p>
      <text:p text:style-name="P1"><text:span text:style-name="T70">3.Write a program to find all words in a dictionary that are anagrams of a given input word.</text:span></text:p>
      <text:p text:style-name="P1"><text:span text:style-name="T71"/></text:p>
      <text:p text:style-name="P1"><text:span text:style-name="T72">Huffman Coding:</text:span></text:p>
      <text:p text:style-name="P1"><text:span text:style-name="T73"/></text:p>
      <text:p text:style-name="P1"><text:span text:style-name="T74">1.Implement a program to perform Huffman coding for text compression.</text:span></text:p>
      <text:p text:style-name="P1"><text:span text:style-name="T74">2.Write a program to decode a Huffman-encoded message.</text:span></text:p>
      <text:p text:style-name="P1"><text:span text:style-name="T75"/></text:p>
      <text:p text:style-name="P1"><text:span text:style-name="T76">AVL Trees:</text:span></text:p>
      <text:p text:style-name="P1"><text:span text:style-name="T77"/></text:p>
      <text:p text:style-name="P1"><text:span text:style-name="T78">1.Implement an AVL tree and perform basic operations (insertion, deletion, search).</text:span></text:p>
      <text:p text:style-name="P1"><text:span text:style-name="T78">2.Write a program to convert a sorted array into a balanced BST.</text:span></text:p>
      <text:p text:style-name="P1"><text:span text:style-name="T79"/></text:p>
      <text:p text:style-name="P1"><text:span text:style-name="T80">B-Trees:</text:span></text:p>
      <text:p text:style-name="P1"><text:span text:style-name="T81"/></text:p>
      <text:p text:style-name="P1"><text:span text:style-name="T82">1.Implement a B-tree and perform basic operations (insertion, deletion, search).</text:span></text:p>
      <text:p text:style-name="P1"><text:span text:style-name="T82">2.Write a program to implement a B+ tree for efficient search and retrieval.</text:span></text:p>
      <text:p text:style-name="P1"><text:span text:style-name="T83"/></text:p>
      <text:p text:style-name="P1"><text:span text:style-name="T84">Spatial Data Structures:</text:span></text:p>
      <text:p text:style-name="P1"><text:span text:style-name="T85"/></text:p>
      <text:p text:style-name="P1"><text:span text:style-name="T86">1.Implement a Quadtree for spatial indexing.</text:span></text:p>
      <text:p text:style-name="P1"><text:span text:style-name="T86">2.Write a program to implement a 2D range search using a Quadtree.</text:span></text:p>
      <text:p text:style-name="P1"><text:span text:style-name="T87"/></text:p>
      <text:p text:style-name="P1"><text:span text:style-name="T88">Network Flow:</text:span></text:p>
      <text:p text:style-name="P1"><text:span text:style-name="T89"/></text:p>
      <text:p text:style-name="P1"><text:span text:style-name="T90">1.Implement an algorithm to find the maximum bipartite matching in a graph.</text:span></text:p>
      <text:p text:style-name="P1"><text:span text:style-name="T90">2.Write a program to find the minimum cut in a flow network using the Ford-Fulkerson method.</text:span></text:p>
      <text:p text:style-name="P1"><text:span text:style-name="T91"/></text:p>
      <text:p text:style-name="P1"><text:span text:style-name="T92">Geometric Algorithms:</text:span></text:p>
      <text:p text:style-name="P1"><text:span text:style-name="T93"/></text:p>
      <text:p text:style-name="P1"><text:span text:style-name="T94">1.Implement an algorithm to find the convex hull of a set of points.</text:span></text:p>
      <text:p text:style-name="P1"><text:span text:style-name="T94">2.Write a program to determine whether two rectangles overlap.</text:span></text:p>
      <text:p text:style-name="P1"><text:span text:style-name="T95"/></text:p>
      <text:p text:style-name="P1"><text:span text:style-name="T96">Interval Trees:</text:span></text:p>
      <text:p text:style-name="P1"><text:span text:style-name="T97"/></text:p>
      <text:p text:style-name="P1"><text:span text:style-name="T98">1.Implement an interval tree and perform basic operations (insertion, deletion, search).</text:span></text:p>
      <text:p text:style-name="P1"><text:span text:style-name="T98">2.Write a program to find all overlapping intervals in a set.</text:span></text:p>
      <text:p text:style-name="P1"><text:span text:style-name="T98">3.These exercises cover a wide range of data structure concepts and can be adapted to various 4.programming languages. Feel free to choose the ones that align with your language of choice and programming environment.</text:span></text:p>
      <text:p text:style-name="P1"><text:span text:style-name="T99"/></text:p>
      <text:p text:style-name="P1"><text:span text:style-name="T99"/></text:p>
      <text:p text:style-name="P1"><text:span text:style-name="T99"/></text:p>
      <text:p text:style-name="P1"><text:span text:style-name="T99"/></text:p>
      <text:p text:style-name="P1"><text:span text:style-name="T99"/></text:p>
      <text:p text:style-name="P1"><text:span text:style-name="T9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